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
      <text:p text:style-name="Standard"><text:span text:style-name="T2">SMART</text:span></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Aggregation: sum and intersection of aggregated entities.</text:p>
      <text:p text:style-name="Standard">-Killing entities: set “deleted” variable to true, all events will ignore these entities, remove “deleted” entities after finishing current event instructions.</text:p>
      <text:p text:style-name="Standard">-Adding entities: push all new entities to a virtual stack, modify this virtual stack if needed and in the end push the virtual stack onto the real Objects stack.</text:p>
      <text:p text:style-name="Standard">-Implement dynamic adding and deleting objects and their modules.</text:p>
      <text:p text:style-name="Standard">-Operations on prepared variables (stack) and removing unnecessary bloat.<text:s/></text:p>
      <text:p text:style-name="Standard">-Directly in events provide uniqueness of modules in an object.</text:p>
      <text:p text:style-name="Standard">-Implement operation execution.</text:p>
      <text:p text:style-name="Standard">-Implement dynamic variables.</text:p>
      <text:p text:style-name="Standard">-When changing amount of objects, dereference selectedObject - addresses can change.</text:p>
      <text:p text:style-name="Standard">-Implement while loops and directives – add repetition and group flow management to if statements.</text:p>
      <text:p text:style-name="Standard">-Implement variable change detection and add it to triggers lookup table.</text:p>
      <text:p text:style-name="Standard">-Ignore deactivated events.</text:p>
      <text:p text:style-name="Standard">-Create new event system.</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Move Linux and Windows .exe to different folders. Right now, after changing the system, you are forced to recompile the whole executable.</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soft-page-break/>
      <text:p text:style-name="Standard">-<text:span text:style-name="T5">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P6"/>
      <text:p text:style-name="P7"/>
      <text:p text:style-name="P8"/>
      <text:p text:style-name="P9">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soft-page-break/>
      <text:p text:style-name="P14">Concept</text:p>
      <text:p text:style-name="P15">-zbuduj super prosty silnik/edytor do gier i programów (może z bloczkami?), który pozwala robić proste gry i programy bardzo bardzo szybko</text:p>
      <text:p text:style-name="P16">-dodaj możliwość pisania skryptów w c++ (kompilator tutaj potrzebny) lub w uproszczonej lub zjebanej wersji c++</text:p>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p text:style-name="P49">Edytor:</text:p>
      <text:p text:style-name="P50">-dodaj nową mapę</text:p>
      <text:p text:style-name="P51">-dodaj/usuń teksturę/animację do edytora</text:p>
      <text:p text:style-name="P52">-dodaj/usuń nowy obiekt (nazwa, obiekt stały/wizualny/przeciwnik, warstwa (0 to gracza, ujemne to za graczem, dodatnie to przed graczem), tekstura/animacja, skala, rotacja, typ poruszania się (współrzędne), interakcja (modyfikacja zmiennej, dymek z informacją))</text:p>
      <text:p text:style-name="P53">-edytuj obiekt</text:p>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p text:style-name="P58">Gra:</text:p>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08-06T14:56:00Z</dc:date>
    <meta:template xlink:href="Normal.dotm" xlink:type="simple"/>
    <meta:editing-cycles>465</meta:editing-cycles>
    <meta:editing-duration>PT368340S</meta:editing-duration>
    <meta:document-statistic meta:page-count="5" meta:paragraph-count="22" meta:word-count="1678" meta:character-count="11223" meta:row-count="79" meta:non-whitespace-character-count="9567"/>
  </office:meta>
</office:document-meta>
</file>